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524cm" svg:y="0.508cm">
          <draw:text-box>
            <text:p text:style-name="P1"><text:span text:style-name="T1">Holy Gospel</text:span></text:p>
            <text:p text:style-name="P1"><text:span text:style-name="T2">Luke 7:36—8: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4.76cm" svg:x="1.524cm" svg:y="0.508cm">
          <draw:text-box>
            <text:p text:style-name="P4"><text:span text:style-name="T3">36</text:span><text:span text:style-name="T4">One of the Pharisees asked [Jesus] to eat with him, and he went into the Pharisee’s house and took his place at the tab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4"><text:span text:style-name="T3">37</text:span><text:span text:style-name="T4">And behold, a woman of the city, who was a sinner, when she learned that he was reclining at table in the Pharisee’s house, brought an alabaster flask of ointment, </text:span><text:span text:style-name="T3">38</text:span><text:span text:style-name="T4">and standing behind him at his feet, weep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892cm" svg:height="9.269cm" svg:x="1.524cm" svg:y="0.508cm">
          <draw:text-box>
            <text:p text:style-name="P4"><text:span text:style-name="T4">she began to wet his feet with her tears and wiped them with the hair of her head and kissed his feet and anointed them with the ointment. </text:span><text:span text:style-name="T3">39</text:span><text:span text:style-name="T4">Now when the Pharisee who had invited him saw this, he said to himself, “If this man were a prophe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4"><text:span text:style-name="T4">he would have known who and what sort of woman this is who is touching him, for she is a sinner.” </text:span><text:span text:style-name="T3">40</text:span><text:span text:style-name="T4">And Jesus answering said to him, “Simon, I have something to say to you.” And he answered, “Say it, Teacher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5"><text:span text:style-name="T3">41</text:span><text:span text:style-name="T4">“A certain moneylender had two debtors. One owed five hundred denarii, and the other fifty. </text:span><text:span text:style-name="T3">42</text:span><text:span text:style-name="T4">When they could not pay, he cancelled the debt of both. Now which of them will love him more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4"><text:span text:style-name="T3">43</text:span><text:span text:style-name="T4">Simon answered, “The one, I suppose, for whom he cancelled the larger debt.” And he said to him, “You have judged rightly.” </text:span><text:span text:style-name="T3">44</text:span><text:span text:style-name="T4">Then turning toward the woman he said to Simon, “Do you see this woma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4"><text:span text:style-name="T4">I entered your house; you gave me no water for my feet, but she has wet my feet with her tears and wiped them with her hair. </text:span><text:span text:style-name="T3">45</text:span><text:span text:style-name="T4">You gave me no kiss, but from the time I came in she has not ceased to kiss my fee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5"><text:span text:style-name="T3">46</text:span><text:span text:style-name="T4">You did not anoint my head with oil, but she has anointed my feet with ointment. </text:span><text:span text:style-name="T3">47</text:span><text:span text:style-name="T4">Therefore I tell you, her sins, which are many, are forgiven—for she loved much. But he who is forgiven little, loves littl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2" draw:layer="layout" svg:width="24.892cm" svg:height="7.766cm" svg:x="1.524cm" svg:y="0.508cm">
          <draw:text-box>
            <text:p text:style-name="P4"><text:span text:style-name="T3">48</text:span><text:span text:style-name="T4">And he said to her, “Your sins are forgiven.” </text:span><text:span text:style-name="T3">49</text:span><text:span text:style-name="T4">Then those who were at table with him began to say among themselves, “Who is this, who even forgives sins?” </text:span><text:span text:style-name="T3">50</text:span><text:span text:style-name="T4">And he said to the woman, “Your faith has saved you; go in peac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6" draw:layer="layout" svg:width="24.892cm" svg:height="7.766cm" svg:x="1.524cm" svg:y="0.508cm">
          <draw:text-box>
            <text:p text:style-name="P4"><text:span text:style-name="T3">1</text:span><text:span text:style-name="T4">Soon afterward he went on through cities and villages, proclaiming and bringing the good news of the kingdom of God. And the twelve were with him, </text:span><text:span text:style-name="T3">2</text:span><text:span text:style-name="T4">and also some women who had been healed of evil spirits and infirmitie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6" draw:layer="layout" svg:width="24.892cm" svg:height="7.766cm" svg:x="1.524cm" svg:y="0.508cm">
          <draw:text-box>
            <text:p text:style-name="P5"><text:span text:style-name="T4">Mary, called Magdalene, from whom seven demons had gone out, </text:span><text:span text:style-name="T3">3</text:span><text:span text:style-name="T4">and Joanna, the wife of Chuza, Herod’s household manager, and Susanna, and many others, who provided for them out of their mea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21:18:50.738000000</meta:creation-date>
    <dc:date>2016-06-07T11:10:03.407000000</dc:date>
    <meta:editing-duration>PT4M58S</meta:editing-duration>
    <meta:editing-cycles>3</meta:editing-cycles>
    <meta:generator>LibreOffice/5.1.3.2$Windows_X86_64 LibreOffice_project/644e4637d1d8544fd9f56425bd6cec110e49301b</meta:generator>
    <meta:document-statistic meta:object-count="57"/>
  </office:meta>
</office:document-meta>
</file>